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style:font-size-asian="8pt" style:font-size-complex="8pt"/>
    </style:style>
    <style:style style:name="P2" style:family="paragraph" style:parent-style-name="Standard">
      <style:text-properties style:font-name="DejaVu Sans Mono" fo:font-size="6pt" style:font-size-asian="6pt" style:font-size-complex="6pt"/>
    </style:style>
    <style:style style:name="P3" style:family="paragraph" style:parent-style-name="Standard">
      <style:paragraph-properties fo:break-before="page"/>
      <style:text-properties style:font-name="DejaVu Sans Mono" fo:font-size="6pt" style:font-size-asian="6pt" style:font-size-complex="6pt"/>
    </style:style>
    <style:style style:name="T1" style:family="text">
      <style:text-properties officeooo:rsid="000083ff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numpy as np</text:p>
      <text:p text:style-name="P1">from vispy import app</text:p>
      <text:p text:style-name="P1">from vispy.scene import SceneCanvas</text:p>
      <text:p text:style-name="P1">from vispy.scene.visuals import XYZAxis, Markers</text:p>
      <text:p text:style-name="P1">from vispy.visuals.transforms import MatrixTransform</text:p>
      <text:p text:style-name="P1">from vispy.scene.cameras import FlyCamera</text:p>
      <text:p text:style-name="P1"/>
      <text:p text:style-name="P1"/>
      <text:p text:style-name="P1">class NewtonMatrix(Markers):</text:p>
      <text:p text:style-name="P1"><text:s text:c="4"/>"""</text:p>
      <text:p text:style-name="P1"/>
      <text:p text:style-name="P1"><text:s text:c="4"/>"""</text:p>
      <text:p text:style-name="P1"><text:s text:c="4"/>def __init__(self, num_bods=10, mass=[1.0, ] * 10, pos_0=None, vel_0=None, *args, **kwargs):</text:p>
      <text:p text:style-name="P1"><text:s text:c="8"/>"""</text:p>
      <text:p text:style-name="P1"/>
      <text:p text:style-name="P1"><text:s text:c="8"/>:type T0: np.float64</text:p>
      <text:p text:style-name="P1"><text:s text:c="8"/>:param num_bods:</text:p>
      <text:p text:style-name="P1"><text:s text:c="8"/>"""</text:p>
      <text:p text:style-name="P1"><text:s text:c="8"/>super(NewtonMatrix, self).__init__(*args, **kwargs)</text:p>
      <text:p text:style-name="P1"><text:s text:c="8"/>self.unfreeze()</text:p>
      <text:p text:style-name="P1"><text:s text:c="8"/>self.zero = np.ndarray((1, 3), dtype=np.float64)</text:p>
      <text:p text:style-name="P1"><text:s text:c="8"/>print(type(self.zero), "\n")</text:p>
      <text:p text:style-name="P1"><text:s text:c="8"/>self.G = 6.67430e-11</text:p>
      <text:p text:style-name="P1"><text:s text:c="8"/>self.T0 = self.zero</text:p>
      <text:p text:style-name="P1"><text:s text:c="8"/>self.T_MAX = 1000</text:p>
      <text:p text:style-name="P1"><text:s text:c="8"/>self.N_BODS = num_bods</text:p>
      <text:p text:style-name="P1"/>
      <text:p text:style-name="P1"><text:s text:c="8"/>if mass is None:</text:p>
      <text:p text:style-name="P1"><text:s text:c="12"/>self.mass = np.ndarray((self.N_BODS, 1), dtype=np.float64)</text:p>
      <text:p text:style-name="P1"><text:s text:c="12"/># put a randomized distribution of masses here</text:p>
      <text:p text:style-name="P1"><text:s text:c="12"/>print(type(self.mass))</text:p>
      <text:p text:style-name="P1"><text:s text:c="8"/>else:</text:p>
      <text:p text:style-name="P1"><text:s text:c="12"/>self.mass = mass</text:p>
      <text:p text:style-name="P1"/>
      <text:p text:style-name="P1"><text:s text:c="8"/>if pos_0 is None:</text:p>
      <text:p text:style-name="P1"><text:s text:c="12"/>self.pos_0 = np.zeros((self.N_BODS, 1), dtype=type(self.zero))</text:p>
      <text:p text:style-name="P1"><text:s text:c="12"/># put a randomized distribution of positions here</text:p>
      <text:p text:style-name="P1"><text:s text:c="8"/>else:</text:p>
      <text:p text:style-name="P1"><text:s text:c="12"/>self.pos_0 = pos_0</text:p>
      <text:p text:style-name="P1"/>
      <text:p text:style-name="P1"><text:s text:c="8"/>if vel_0 is None:</text:p>
      <text:p text:style-name="P1"><text:s text:c="12"/>self.vel_0 = np.zeros((self.N_BODS, 1), dtype=type(self.zero))</text:p>
      <text:p text:style-name="P1"><text:s text:c="12"/># put a randomized distribution of velocities here</text:p>
      <text:p text:style-name="P1"><text:s text:c="8"/>else:</text:p>
      <text:p text:style-name="P1"><text:s text:c="12"/>self.vel_0 = vel_0</text:p>
      <text:p text:style-name="P1"/>
      <text:p text:style-name="P1"><text:s text:c="8"/>assert (len(self.mass) == self.N_BODS)</text:p>
      <text:p text:style-name="P1"><text:s text:c="8"/>assert (len(self.pos_0) == self.N_BODS)</text:p>
      <text:p text:style-name="P1"><text:s text:c="8"/>assert (len(self.vel_0) == self.N_BODS)</text:p>
      <text:p text:style-name="P1"/>
      <text:p text:style-name="P1"><text:s text:c="8"/>self.SM = np.ndarray((self.N_BODS + 1, self.N_BODS + 1, 3), dtype=np.float64)</text:p>
      <text:p text:style-name="P1"><text:s text:c="8"/>print(type(self.SM), "\n")</text:p>
      <text:p text:style-name="P1"><text:s text:c="8"/>self.SM[0, 0] = self.T0</text:p>
      <text:p text:style-name="P1"><text:s text:c="8"/>self.SM[1:, 0] = pos_0</text:p>
      <text:p text:style-name="P1"><text:s text:c="8"/>self.SM[0, 1:] = vel_0</text:p>
      <text:p text:style-name="P1"><text:s text:c="8"/>print(type(self.SM[1, 0]), type(self.SM[0, 1]))</text:p>
      <text:p text:style-name="P1"/>
      <text:p text:style-name="P1"><text:s text:c="8"/>self.freeze()</text:p>
      <text:p text:style-name="P1"><text:s text:c="8"/>self.set_rel_posvel()</text:p>
      <text:p text:style-name="P1"><text:s text:c="8"/>self.set_accel()</text:p>
      <text:p text:style-name="P1"/>
      <text:p text:style-name="P1"><text:s text:c="4"/>def set_rel_posvel(self):</text:p>
      <text:p text:style-name="P1"><text:s text:c="8"/>"""</text:p>
      <text:p text:style-name="P1"><text:s text:c="8"/>:return:</text:p>
      <text:p text:style-name="P1"><text:s text:c="8"/>"""</text:p>
      <text:p text:style-name="P1"><text:s text:c="8"/>for i in range(1, self.N_BODS):</text:p>
      <text:p text:style-name="P1"><text:s text:c="12"/>for j in range(self.N_BODS, 1, -1):</text:p>
      <text:p text:style-name="P1"><text:s text:c="16"/>if i &lt; j:</text:p>
      <text:p text:style-name="P1"><text:s text:c="20"/>print("(i&lt;j): ", self.SM[j, 0], self.SM[i, 0])</text:p>
      <text:p text:style-name="P1"><text:s text:c="20"/>self.SM[i, j] = self.SM[j, 0] - self.SM[i, 0]</text:p>
      <text:p text:style-name="P1"><text:s text:c="16"/>elif i &gt; j:</text:p>
      <text:p text:style-name="P1"><text:s text:c="20"/>print("(i&gt;j): ", self.SM[0, j], self.SM[0, i])</text:p>
      <text:p text:style-name="P1"><text:s text:c="20"/>self.SM[i, j] = self.SM[0, j] - self.SM[0, i]</text:p>
      <text:p text:style-name="P1"><text:s text:c="16"/>elif i == j:</text:p>
      <text:p text:style-name="P1"><text:s text:c="20"/>print("(i=j): ZERO???", self.SM[j, 0], self.SM[i, 0])</text:p>
      <text:p text:style-name="P1"><text:s text:c="20"/>self.SM[i, j] = self.zero</text:p>
      <text:p text:style-name="P1"/>
      <text:p text:style-name="P1"><text:s text:c="4"/>def set_accel(self):</text:p>
      <text:p text:style-name="P1"><text:soft-page-break/><text:s text:c="8"/>"""</text:p>
      <text:p text:style-name="P1"><text:s text:c="8"/>:return:</text:p>
      <text:p text:style-name="P1"><text:s text:c="8"/>"""</text:p>
      <text:p text:style-name="P1"><text:s text:c="8"/>for j in range(1, self.N_BODS):</text:p>
      <text:p text:style-name="P1"><text:s text:c="12"/>accel = self.zero</text:p>
      <text:p text:style-name="P1"><text:s text:c="12"/>for i in range(self.N_BODS, 0, -1):</text:p>
      <text:p text:style-name="P1"/>
      <text:p text:style-name="P1"><text:s text:c="16"/>if i &gt; j:</text:p>
      <text:p text:style-name="P1"><text:s text:c="20"/>dist_sqr = np.linalg.norm(self.SM[i, j], axis=0)</text:p>
      <text:p text:style-name="P1"><text:s text:c="20"/>dist_sqr *= dist_sqr</text:p>
      <text:p text:style-name="P1"><text:s text:c="20"/>print(i, j, ":dist_sqr (i&gt;j) = ", dist_sqr)</text:p>
      <text:p text:style-name="P1"><text:s text:c="20"/>accel += self.SM[i, j] * (-self.G * self.mass[j] / dist_sqr)</text:p>
      <text:p text:style-name="P1"><text:s text:c="16"/>elif i &lt; j:</text:p>
      <text:p text:style-name="P1"><text:s text:c="20"/>dist_sqr = np.linalg.norm(-self.SM[j, i], axis=0)</text:p>
      <text:p text:style-name="P1"><text:s text:c="20"/>dist_sqr *= dist_sqr</text:p>
      <text:p text:style-name="P1"><text:s text:c="20"/>print(i, j, ":dist_sqr (i&lt;j) = ", dist_sqr)</text:p>
      <text:p text:style-name="P1"><text:s text:c="20"/>accel += self.SM[j, i] * (+self.G * self.mass[j] / dist_sqr)</text:p>
      <text:p text:style-name="P1"><text:s text:c="16"/>elif i == j:</text:p>
      <text:p text:style-name="P1"><text:s text:c="20"/>dist_sqr = 0.0</text:p>
      <text:p text:style-name="P1"><text:s text:c="20"/>print(i, j, ":dist_sqr (i=j) = ", dist_sqr)</text:p>
      <text:p text:style-name="P1"/>
      <text:p text:style-name="P1"><text:s text:c="12"/>self.SM[j, j] = acce<text:span text:style-name="T1">l</text:span></text:p>
      <text:p text:style-name="P1"/>
      <text:p text:style-name="P1"/>
      <text:p text:style-name="P1">def main():</text:p>
      <text:p text:style-name="P1"><text:s text:c="4"/>N = 10</text:p>
      <text:p text:style-name="P1"><text:s text:c="4"/>mass = [1., 1., 1., 1., 1., 1., 1., 1., 1., 1., ]</text:p>
      <text:p text:style-name="P1"><text:s text:c="4"/>theta = np.linspace(0, 359, N)</text:p>
      <text:p text:style-name="P1"><text:s text:c="4"/>radius = np.random.normal(scale=1000, size=N) + 500</text:p>
      <text:p text:style-name="P1"><text:s text:c="4"/>pos_0 = np.zeros((N, 3), dtype=np.float64)</text:p>
      <text:p text:style-name="P1"><text:s text:c="4"/>vel_0 = np.zeros((N, 3), dtype=np.float64)</text:p>
      <text:p text:style-name="P1"><text:s text:c="4"/>vel0_dir = np.zeros((N, 3), dtype=np.float64)</text:p>
      <text:p text:style-name="P1"/>
      <text:p text:style-name="P1"><text:s text:c="4"/>for n in range(0, N - 1):</text:p>
      <text:p text:style-name="P1"><text:s text:c="8"/>r = radius[n]</text:p>
      <text:p text:style-name="P1"><text:s text:c="8"/>ct = np.cos(theta[n])</text:p>
      <text:p text:style-name="P1"><text:s text:c="8"/>st = np.sin(theta[n])</text:p>
      <text:p text:style-name="P1"><text:s text:c="8"/>print(r, ct, st)</text:p>
      <text:p text:style-name="P1"><text:s text:c="8"/>pos_0[n] = [r * ct, r * st, 0]</text:p>
      <text:p text:style-name="P1"><text:s text:c="8"/>vel0_dir[n] = np.cross(pos_0[n], [0.0, 0.0, 1.0]) / np.linalg.norm(pos_0[n])</text:p>
      <text:p text:style-name="P1"><text:s text:c="8"/>vel_0[n] = vel0_dir[n] * (1 / np.sqrt(np.linalg.norm(pos_0[n])))</text:p>
      <text:p text:style-name="P1"/>
      <text:p text:style-name="P1"><text:s text:c="4"/>NM_0 = NewtonMatrix(mass=mass, pos_0=pos_0, vel_0=vel_0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1"/>
      <text:section text:style-name="Sect1" text:name="Section1">
        <text:p text:style-name="P3">/home/madmaxfz/anaconda3/envs/vispy310/bin/python /home/madmaxfz/.config/JetBrains/PyCharmCE2022.3/scratches/scratch_5.py </text:p>
        <text:p text:style-name="P2">-91.98237713579795 1.0 0.0</text:p>
        <text:p text:style-name="P2">-303.9884453565355 -0.580205288018684 0.8144702718670314</text:p>
        <text:p text:style-name="P2">-530.9124390544994 -0.32672364751031185 -0.9451199173425335</text:p>
        <text:p text:style-name="P2">-202.072052350234 0.959338864031155 0.2822568758408077</text:p>
        <text:p text:style-name="P2">613.8775501590486 -0.7865033163151149 0.617586053457594</text:p>
        <text:p text:style-name="P2">86.71326200055478 -0.046672097690632144 -0.9989102638861792</text:p>
        <text:p text:style-name="P2">-1289.6723105975666 0.8406621120811737 0.5415599812682065</text:p>
        <text:p text:style-name="P2">910.4294753837751 -0.9288411080422626 0.3704783340639799</text:p>
        <text:p text:style-name="P2">-273.5059082146952 0.2371749331493476 -0.9714669583087232</text:p>
        <text:p text:style-name="P2">&lt;class 'numpy.ndarray'&gt; </text:p>
        <text:p text:style-name="P2"/>
        <text:p text:style-name="P2">&lt;class 'numpy.ndarray'&gt; </text:p>
        <text:p text:style-name="P2"/>
        <text:p text:style-name="P2">&lt;class 'numpy.ndarray'&gt; &lt;class 'numpy.ndarray'&gt;</text:p>
        <text:p text:style-name="P2">(i&lt;j): <text:s/>[0. 0. 0.] [-91.98237714 <text:s/>-0. <text:s text:c="10"/>0. <text:s text:c="7"/>]</text:p>
        <text:p text:style-name="P2">(i&lt;j): <text:s/>[-64.8687455 <text:s/>265.70195273 <text:s text:c="2"/>0. <text:s text:c="7"/>] [-91.98237714 <text:s/>-0. <text:s text:c="10"/>0. <text:s text:c="7"/>]</text:p>
        <text:p text:style-name="P2">(i&lt;j): <text:s/>[-845.64432271 <text:s/>337.29439532 <text:s text:c="3"/>0. <text:s text:c="7"/>] [-91.98237714 <text:s/>-0. <text:s text:c="10"/>0. <text:s text:c="7"/>]</text:p>
        <text:p text:style-name="P2">(i&lt;j): <text:s/>[-1084.17864852 <text:s/>-698.43491237 <text:s text:c="4"/>0. <text:s text:c="7"/>] [-91.98237714 <text:s/>-0. <text:s text:c="10"/>0. <text:s text:c="7"/>]</text:p>
        <text:p text:style-name="P2">(i&lt;j): <text:s/>[ -4.04708984 -86.61876743 <text:s text:c="2"/>0. <text:s text:c="7"/>] [-91.98237714 <text:s/>-0. <text:s text:c="10"/>0. <text:s text:c="7"/>]</text:p>
        <text:p text:style-name="P2">(i&lt;j): <text:s/>[-482.81672901 <text:s/>379.12221351 <text:s text:c="3"/>0. <text:s text:c="7"/>] [-91.98237714 <text:s/>-0. <text:s text:c="10"/>0. <text:s text:c="7"/>]</text:p>
        <text:p text:style-name="P2">(i&lt;j): <text:s/>[-193.85557315 <text:s/>-57.03622619 <text:s text:c="3"/>0. <text:s text:c="7"/>] [-91.98237714 <text:s/>-0. <text:s text:c="10"/>0. <text:s text:c="7"/>]</text:p>
        <text:p text:style-name="P2">(i&lt;j): <text:s/>[173.4616486 <text:s/>501.77592052 <text:s text:c="2"/>0. <text:s text:c="7"/>] [-91.98237714 <text:s/>-0. <text:s text:c="10"/>0. <text:s text:c="7"/>]</text:p>
        <text:p text:style-name="P2">(i&lt;j): <text:s/>[ 176.37570349 -247.58955173 <text:s text:c="3"/>0. <text:s text:c="7"/>] [-91.98237714 <text:s/>-0. <text:s text:c="10"/>0. <text:s text:c="7"/>]</text:p>
        <text:p text:style-name="P2">(i&lt;j): <text:s/>[0. 0. 0.] [ 176.37570349 -247.58955173 <text:s text:c="3"/>0. <text:s text:c="7"/>]</text:p>
        <text:p text:style-name="P2">(i&lt;j): <text:s/>[-64.8687455 <text:s/>265.70195273 <text:s text:c="2"/>0. <text:s text:c="7"/>] [ 176.37570349 -247.58955173 <text:s text:c="3"/>0. <text:s text:c="7"/>]</text:p>
        <text:p text:style-name="P2">(i&lt;j): <text:s/>[-845.64432271 <text:s/>337.29439532 <text:s text:c="3"/>0. <text:s text:c="7"/>] [ 176.37570349 -247.58955173 <text:s text:c="3"/>0. <text:s text:c="7"/>]</text:p>
        <text:p text:style-name="P2">(i&lt;j): <text:s/>[-1084.17864852 <text:s/>-698.43491237 <text:s text:c="4"/>0. <text:s text:c="7"/>] [ 176.37570349 -247.58955173 <text:s text:c="3"/>0. <text:s text:c="7"/>]</text:p>
        <text:p text:style-name="P2">(i&lt;j): <text:s/>[ -4.04708984 -86.61876743 <text:s text:c="2"/>0. <text:s text:c="7"/>] [ 176.37570349 -247.58955173 <text:s text:c="3"/>0. <text:s text:c="7"/>]</text:p>
        <text:p text:style-name="P2">(i&lt;j): <text:s/>[-482.81672901 <text:s/>379.12221351 <text:s text:c="3"/>0. <text:s text:c="7"/>] [ 176.37570349 -247.58955173 <text:s text:c="3"/>0. <text:s text:c="7"/>]</text:p>
        <text:p text:style-name="P2">(i&lt;j): <text:s/>[-193.85557315 <text:s/>-57.03622619 <text:s text:c="3"/>0. <text:s text:c="7"/>] [ 176.37570349 -247.58955173 <text:s text:c="3"/>0. <text:s text:c="7"/>]</text:p>
        <text:p text:style-name="P2">(i&lt;j): <text:s/>[173.4616486 <text:s/>501.77592052 <text:s text:c="2"/>0. <text:s text:c="7"/>] [ 176.37570349 -247.58955173 <text:s text:c="3"/>0. <text:s text:c="7"/>]</text:p>
        <text:p text:style-name="P2">(i=j): ZERO??? [ 176.37570349 -247.58955173 <text:s text:c="3"/>0. <text:s text:c="7"/>] [ 176.37570349 -247.58955173 <text:s text:c="3"/>0. <text:s text:c="7"/>]</text:p>
        <text:p text:style-name="P2">(i&lt;j): <text:s/>[0. 0. 0.] [173.4616486 <text:s/>501.77592052 <text:s text:c="2"/>0. <text:s text:c="7"/>]</text:p>
        <text:p text:style-name="P2">(i&lt;j): <text:s/>[-64.8687455 <text:s/>265.70195273 <text:s text:c="2"/>0. <text:s text:c="7"/>] [173.4616486 <text:s/>501.77592052 <text:s text:c="2"/>0. <text:s text:c="7"/>]</text:p>
        <text:p text:style-name="P2">(i&lt;j): <text:s/>[-845.64432271 <text:s/>337.29439532 <text:s text:c="3"/>0. <text:s text:c="7"/>] [173.4616486 <text:s/>501.77592052 <text:s text:c="2"/>0. <text:s text:c="7"/>]</text:p>
        <text:p text:style-name="P2">(i&lt;j): <text:s/>[-1084.17864852 <text:s/>-698.43491237 <text:s text:c="4"/>0. <text:s text:c="7"/>] [173.4616486 <text:s/>501.77592052 <text:s text:c="2"/>0. <text:s text:c="7"/>]</text:p>
        <text:p text:style-name="P2">(i&lt;j): <text:s/>[ -4.04708984 -86.61876743 <text:s text:c="2"/>0. <text:s text:c="7"/>] [173.4616486 <text:s/>501.77592052 <text:s text:c="2"/>0. <text:s text:c="7"/>]</text:p>
        <text:p text:style-name="P2">(i&lt;j): <text:s/>[-482.81672901 <text:s/>379.12221351 <text:s text:c="3"/>0. <text:s text:c="7"/>] [173.4616486 <text:s/>501.77592052 <text:s text:c="2"/>0. <text:s text:c="7"/>]</text:p>
        <text:p text:style-name="P2">(i&lt;j): <text:s/>[-193.85557315 <text:s/>-57.03622619 <text:s text:c="3"/>0. <text:s text:c="7"/>] [173.4616486 <text:s/>501.77592052 <text:s text:c="2"/>0. <text:s text:c="7"/>]</text:p>
        <text:p text:style-name="P2">(i=j): ZERO??? [173.4616486 <text:s/>501.77592052 <text:s text:c="2"/>0. <text:s text:c="7"/>] [173.4616486 <text:s/>501.77592052 <text:s text:c="2"/>0. <text:s text:c="7"/>]</text:p>
        <text:p text:style-name="P2">(i&gt;j): <text:s/>[-0.04671396 -0.03327769 <text:s/>0. <text:s text:c="7"/>] [ 0.04101809 -0.01417977 <text:s/>0. <text:s text:c="7"/>]</text:p>
        <text:p text:style-name="P2">(i&lt;j): <text:s/>[0. 0. 0.] [-193.85557315 <text:s/>-57.03622619 <text:s text:c="3"/>0. <text:s text:c="7"/>]</text:p>
        <text:p text:style-name="P2">(i&lt;j): <text:s/>[-64.8687455 <text:s/>265.70195273 <text:s text:c="2"/>0. <text:s text:c="7"/>] [-193.85557315 <text:s/>-57.03622619 <text:s text:c="3"/>0. <text:s text:c="7"/>]</text:p>
        <text:p text:style-name="P2">(i&lt;j): <text:s/>[-845.64432271 <text:s/>337.29439532 <text:s text:c="3"/>0. <text:s text:c="7"/>] [-193.85557315 <text:s/>-57.03622619 <text:s text:c="3"/>0. <text:s text:c="7"/>]</text:p>
        <text:p text:style-name="P2">(i&lt;j): <text:s/>[-1084.17864852 <text:s/>-698.43491237 <text:s text:c="4"/>0. <text:s text:c="7"/>] [-193.85557315 <text:s/>-57.03622619 <text:s text:c="3"/>0. <text:s text:c="7"/>]</text:p>
        <text:p text:style-name="P2">(i&lt;j): <text:s/>[ -4.04708984 -86.61876743 <text:s text:c="2"/>0. <text:s text:c="7"/>] [-193.85557315 <text:s/>-57.03622619 <text:s text:c="3"/>0. <text:s text:c="7"/>]</text:p>
        <text:p text:style-name="P2">(i&lt;j): <text:s/>[-482.81672901 <text:s/>379.12221351 <text:s text:c="3"/>0. <text:s text:c="7"/>] [-193.85557315 <text:s/>-57.03622619 <text:s text:c="3"/>0. <text:s text:c="7"/>]</text:p>
        <text:p text:style-name="P2">(i=j): ZERO??? [-193.85557315 <text:s/>-57.03622619 <text:s text:c="3"/>0. <text:s text:c="7"/>] [-193.85557315 <text:s/>-57.03622619 <text:s text:c="3"/>0. <text:s text:c="7"/>]</text:p>
        <text:p text:style-name="P2">(i&gt;j): <text:s/>[ 0.04101809 -0.01417977 <text:s/>0. <text:s text:c="7"/>] [-0.01985598 <text:s/>0.06748681 <text:s/>0. <text:s text:c="7"/>]</text:p>
        <text:p text:style-name="P2">(i&gt;j): <text:s/>[-0.04671396 -0.03327769 <text:s/>0. <text:s text:c="7"/>] [-0.01985598 <text:s/>0.06748681 <text:s/>0. <text:s text:c="7"/>]</text:p>
        <text:p text:style-name="P2">(i&lt;j): <text:s/>[0. 0. 0.] [-482.81672901 <text:s/>379.12221351 <text:s text:c="3"/>0. <text:s text:c="7"/>]</text:p>
        <text:p text:style-name="P2">(i&lt;j): <text:s/>[-64.8687455 <text:s/>265.70195273 <text:s text:c="2"/>0. <text:s text:c="7"/>] [-482.81672901 <text:s/>379.12221351 <text:s text:c="3"/>0. <text:s text:c="7"/>]</text:p>
        <text:p text:style-name="P2">(i&lt;j): <text:s/>[-845.64432271 <text:s/>337.29439532 <text:s text:c="3"/>0. <text:s text:c="7"/>] [-482.81672901 <text:s/>379.12221351 <text:s text:c="3"/>0. <text:s text:c="7"/>]</text:p>
        <text:p text:style-name="P2">(i&lt;j): <text:s/>[-1084.17864852 <text:s/>-698.43491237 <text:s text:c="4"/>0. <text:s text:c="7"/>] [-482.81672901 <text:s/>379.12221351 <text:s text:c="3"/>0. <text:s text:c="7"/>]</text:p>
        <text:p text:style-name="P2">(i&lt;j): <text:s/>[ -4.04708984 -86.61876743 <text:s text:c="2"/>0. <text:s text:c="7"/>] [-482.81672901 <text:s/>379.12221351 <text:s text:c="3"/>0. <text:s text:c="7"/>]</text:p>
        <text:p text:style-name="P2">(i=j): ZERO??? [-482.81672901 <text:s/>379.12221351 <text:s text:c="3"/>0. <text:s text:c="7"/>] [-482.81672901 <text:s/>379.12221351 <text:s text:c="3"/>0. <text:s text:c="7"/>]</text:p>
        <text:p text:style-name="P2">(i&gt;j): <text:s/>[-0.01985598 <text:s/>0.06748681 <text:s/>0. <text:s text:c="7"/>] [ 0.02492623 <text:s/>0.03174386 -0. <text:s text:c="7"/>]</text:p>
        <text:p text:style-name="P2">(i&gt;j): <text:s/>[ 0.04101809 -0.01417977 <text:s/>0. <text:s text:c="7"/>] [ 0.02492623 <text:s/>0.03174386 -0. <text:s text:c="7"/>]</text:p>
        <text:p text:style-name="P2">(i&gt;j): <text:s/>[-0.04671396 -0.03327769 <text:s/>0. <text:s text:c="7"/>] [ 0.02492623 <text:s/>0.03174386 -0. <text:s text:c="7"/>]</text:p>
        <text:p text:style-name="P2">(i&lt;j): <text:s/>[0. 0. 0.] [ -4.04708984 -86.61876743 <text:s text:c="2"/>0. <text:s text:c="7"/>]</text:p>
        <text:p text:style-name="P2">(i&lt;j): <text:s/>[-64.8687455 <text:s/>265.70195273 <text:s text:c="2"/>0. <text:s text:c="7"/>] [ -4.04708984 -86.61876743 <text:s text:c="2"/>0. <text:s text:c="7"/>]</text:p>
        <text:p text:style-name="P2">(i&lt;j): <text:s/>[-845.64432271 <text:s/>337.29439532 <text:s text:c="3"/>0. <text:s text:c="7"/>] [ -4.04708984 -86.61876743 <text:s text:c="2"/>0. <text:s text:c="7"/>]</text:p>
        <text:p text:style-name="P2">(i&lt;j): <text:s/>[-1084.17864852 <text:s/>-698.43491237 <text:s text:c="4"/>0. <text:s text:c="7"/>] [ -4.04708984 -86.61876743 <text:s text:c="2"/>0. <text:s text:c="7"/>]</text:p>
        <text:p text:style-name="P2">(i=j): ZERO??? [ -4.04708984 -86.61876743 <text:s text:c="2"/>0. <text:s text:c="7"/>] [ -4.04708984 -86.61876743 <text:s text:c="2"/>0. <text:s text:c="7"/>]</text:p>
        <text:p text:style-name="P2">(i&gt;j): <text:s/>[ 0.02492623 <text:s/>0.03174386 -0. <text:s text:c="7"/>] [-0.10727134 <text:s/>0.00501204 <text:s/>0. <text:s text:c="7"/>]</text:p>
        <text:p text:style-name="P2">(i&gt;j): <text:s/>[-0.01985598 <text:s/>0.06748681 <text:s/>0. <text:s text:c="7"/>] [-0.10727134 <text:s/>0.00501204 <text:s/>0. <text:s text:c="7"/>]</text:p>
        <text:p text:style-name="P2">(i&gt;j): <text:s/>[ 0.04101809 -0.01417977 <text:s/>0. <text:s text:c="7"/>] [-0.10727134 <text:s/>0.00501204 <text:s/>0. <text:s text:c="7"/>]</text:p>
        <text:p text:style-name="P2">(i&gt;j): <text:s/>[-0.04671396 -0.03327769 <text:s/>0. <text:s text:c="7"/>] [-0.10727134 <text:s/>0.00501204 <text:s/>0. <text:s text:c="7"/>]</text:p>
        <text:p text:style-name="P2">(i&lt;j): <text:s/>[0. 0. 0.] [-1084.17864852 <text:s/>-698.43491237 <text:s text:c="4"/>0. <text:s text:c="7"/>]</text:p>
        <text:p text:style-name="P2">(i&lt;j): <text:s/>[-64.8687455 <text:s/>265.70195273 <text:s text:c="2"/>0. <text:s text:c="7"/>] [-1084.17864852 <text:s/>-698.43491237 <text:s text:c="4"/>0. <text:s text:c="7"/>]</text:p>
        <text:p text:style-name="P2">(i&lt;j): <text:s/>[-845.64432271 <text:s/>337.29439532 <text:s text:c="3"/>0. <text:s text:c="7"/>] [-1084.17864852 <text:s/>-698.43491237 <text:s text:c="4"/>0. <text:s text:c="7"/>]</text:p>
        <text:p text:style-name="P2">(i=j): ZERO??? [-1084.17864852 <text:s/>-698.43491237 <text:s text:c="4"/>0. <text:s text:c="7"/>] [-1084.17864852 <text:s/>-698.43491237 <text:s text:c="4"/>0. <text:s text:c="7"/>]</text:p>
        <text:p text:style-name="P2">(i&gt;j): <text:s/>[-0.10727134 <text:s/>0.00501204 <text:s/>0. <text:s text:c="7"/>] [-0.01508019 <text:s/>0.02340894 <text:s/>0. <text:s text:c="7"/>]</text:p>
        <text:p text:style-name="P2">(i&gt;j): <text:s/>[ 0.02492623 <text:s/>0.03174386 -0. <text:s text:c="7"/>] [-0.01508019 <text:s/>0.02340894 <text:s/>0. <text:s text:c="7"/>]</text:p>
        <text:p text:style-name="P2">(i&gt;j): <text:s/>[-0.01985598 <text:s/>0.06748681 <text:s/>0. <text:s text:c="7"/>] [-0.01508019 <text:s/>0.02340894 <text:s/>0. <text:s text:c="7"/>]</text:p>
        <text:p text:style-name="P2">(i&gt;j): <text:s/>[ 0.04101809 -0.01417977 <text:s/>0. <text:s text:c="7"/>] [-0.01508019 <text:s/>0.02340894 <text:s/>0. <text:s text:c="7"/>]</text:p>
        <text:p text:style-name="P2">(i&gt;j): <text:s/>[-0.04671396 -0.03327769 <text:s/>0. <text:s text:c="7"/>] [-0.01508019 <text:s/>0.02340894 <text:s/>0. <text:s text:c="7"/>]</text:p>
        <text:p text:style-name="P2">(i&lt;j): <text:s/>[0. 0. 0.] [-845.64432271 <text:s/>337.29439532 <text:s text:c="3"/>0. <text:s text:c="7"/>]</text:p>
        <text:p text:style-name="P2">(i&lt;j): <text:s/>[-64.8687455 <text:s/>265.70195273 <text:s text:c="2"/>0. <text:s text:c="7"/>] [-845.64432271 <text:s/>337.29439532 <text:s text:c="3"/>0. <text:s text:c="7"/>]</text:p>
        <text:p text:style-name="P2">(i=j): ZERO??? [-845.64432271 <text:s/>337.29439532 <text:s text:c="3"/>0. <text:s text:c="7"/>] [-845.64432271 <text:s/>337.29439532 <text:s text:c="3"/>0. <text:s text:c="7"/>]</text:p>
        <text:p text:style-name="P2">(i&gt;j): <text:s/>[-0.01508019 <text:s/>0.02340894 <text:s/>0. <text:s text:c="7"/>] [ 0.01227834 <text:s/>0.03078352 -0. <text:s text:c="7"/>]</text:p>
        <text:p text:style-name="P2">(i&gt;j): <text:s/>[-0.10727134 <text:s/>0.00501204 <text:s/>0. <text:s text:c="7"/>] [ 0.01227834 <text:s/>0.03078352 -0. <text:s text:c="7"/>]</text:p>
        <text:p text:style-name="P2">(i&gt;j): <text:s/>[ 0.02492623 <text:s/>0.03174386 -0. <text:s text:c="7"/>] [ 0.01227834 <text:s/>0.03078352 -0. <text:s text:c="7"/>]</text:p>
        <text:p text:style-name="P2">(i&gt;j): <text:s/>[-0.01985598 <text:s/>0.06748681 <text:s/>0. <text:s text:c="7"/>] [ 0.01227834 <text:s/>0.03078352 -0. <text:s text:c="7"/>]</text:p>
        <text:p text:style-name="P2">(i&gt;j): <text:s/>[ 0.04101809 -0.01417977 <text:s/>0. <text:s text:c="7"/>] [ 0.01227834 <text:s/>0.03078352 -0. <text:s text:c="7"/>]</text:p>
        <text:p text:style-name="P2">(i&gt;j): <text:s/>[-0.04671396 -0.03327769 <text:s/>0. <text:s text:c="7"/>] [ 0.01227834 <text:s/>0.03078352 -0. <text:s text:c="7"/>]</text:p>
        <text:p text:style-name="P2">(i&lt;j): <text:s/>[0. 0. 0.] [-64.8687455 <text:s/>265.70195273 <text:s text:c="2"/>0. <text:s text:c="7"/>]</text:p>
        <text:p text:style-name="P2">(i=j): ZERO??? [-64.8687455 <text:s/>265.70195273 <text:s text:c="2"/>0. <text:s text:c="7"/>] [-64.8687455 <text:s/>265.70195273 <text:s text:c="2"/>0. <text:s text:c="7"/>]</text:p>
        <text:p text:style-name="P2">(i&gt;j): <text:s/>[ 0.01227834 <text:s/>0.03078352 -0. <text:s text:c="7"/>] [ 0.05874145 <text:s/>0.0143412 <text:s/>-0. <text:s text:c="7"/>]</text:p>
        <text:p text:style-name="P2">(i&gt;j): <text:s/>[-0.01508019 <text:s/>0.02340894 <text:s/>0. <text:s text:c="7"/>] [ 0.05874145 <text:s/>0.0143412 <text:s/>-0. <text:s text:c="7"/>]</text:p>
        <text:p text:style-name="P2">(i&gt;j): <text:s/>[-0.10727134 <text:s/>0.00501204 <text:s/>0. <text:s text:c="7"/>] [ 0.05874145 <text:s/>0.0143412 <text:s/>-0. <text:s text:c="7"/>]</text:p>
        <text:p text:style-name="P2">(i&gt;j): <text:s/>[ 0.02492623 <text:s/>0.03174386 -0. <text:s text:c="7"/>] [ 0.05874145 <text:s/>0.0143412 <text:s/>-0. <text:s text:c="7"/>]</text:p>
        <text:p text:style-name="P2">(i&gt;j): <text:s/>[-0.01985598 <text:s/>0.06748681 <text:s/>0. <text:s text:c="7"/>] [ 0.05874145 <text:s/>0.0143412 <text:s/>-0. <text:s text:c="7"/>]</text:p>
        <text:p text:style-name="P2">(i&gt;j): <text:s/>[ 0.04101809 -0.01417977 <text:s/>0. <text:s text:c="7"/>] [ 0.05874145 <text:s/>0.0143412 <text:s/>-0. <text:s text:c="7"/>]</text:p>
        <text:p text:style-name="P2">(i&gt;j): <text:s/>[-0.04671396 -0.03327769 <text:s/>0. <text:s text:c="7"/>] [ 0.05874145 <text:s/>0.0143412 <text:s/>-0. <text:s text:c="7"/>]</text:p>
        <text:p text:style-name="P2">10 1 :dist_sqr (i&gt;j) = <text:s/>0.0</text:p>
        <text:p text:style-name="P2">9 1 :dist_sqr (i&gt;j) = <text:s/>0.0</text:p>
        <text:p text:style-name="P2">8 1 :dist_sqr (i&gt;j) = <text:s/>0.0</text:p>
        <text:p text:style-name="P2">7 1 :dist_sqr (i&gt;j) = <text:s/>0.0</text:p>
        <text:p text:style-name="P2">6 1 :dist_sqr (i&gt;j) = <text:s/>0.0</text:p>
        <text:p text:style-name="P2">5 1 :dist_sqr (i&gt;j) = <text:s/>0.0</text:p>
        <text:p text:style-name="P2">4 1 :dist_sqr (i&gt;j) = <text:s/>0.0</text:p>
        <text:p text:style-name="P2">3 1 :dist_sqr (i&gt;j) = <text:s/>0.0</text:p>
        <text:p text:style-name="P2">2 1 :dist_sqr (i&gt;j) = <text:s/>0.0</text:p>
        <text:p text:style-name="P2">1 1 :dist_sqr (i=j) = <text:s/>0.0</text:p>
        <text:p text:style-name="P2">10 2 :dist_sqr (i&gt;j) = <text:s/>0.0</text:p>
        <text:p text:style-name="P2">9 2 :dist_sqr (i&gt;j) = <text:s/>0.013388402550217183</text:p>
        <text:p text:style-name="P2">8 2 :dist_sqr (i&gt;j) = <text:s/>0.007583929969237208</text:p>
        <text:p text:style-name="P2">7 2 :dist_sqr (i&gt;j) = <text:s/>0.004214069382172633</text:p>
        <text:p text:style-name="P2">6 2 :dist_sqr (i&gt;j) = <text:s/>0.005133299609609639</text:p>
        <text:p text:style-name="P2">5 2 :dist_sqr (i&gt;j) = <text:s/>0.00936011829262014</text:p>
        <text:p text:style-name="P2">4 2 :dist_sqr (i&gt;j) = <text:s/>0.010874835407320737</text:p>
        <text:p text:style-name="P2">3 2 :dist_sqr (i&gt;j) = <text:s/>0.008061643946185748</text:p>
        <text:p text:style-name="P2">2 2 :dist_sqr (i=j) = <text:s/>0.0</text:p>
        <text:p text:style-name="P2">1 2 :dist_sqr (i&lt;j) = <text:s/>0.0</text:p>
        <text:p text:style-name="P2">10 3 :dist_sqr (i&gt;j) = <text:s/>0.0</text:p>
        <text:p text:style-name="P2">9 3 :dist_sqr (i&gt;j) = <text:s/>0.001127562943378148</text:p>
        <text:p text:style-name="P2">8 3 :dist_sqr (i&gt;j) = <text:s/>0.002847670605429854</text:p>
        <text:p text:style-name="P2">7 3 :dist_sqr (i&gt;j) = <text:s/>0.004559928706963465</text:p>
        <text:p text:style-name="P2">6 3 :dist_sqr (i&gt;j) = <text:s/>0.022358082007449306</text:p>
        <text:p text:style-name="P2">5 3 :dist_sqr (i&gt;j) = <text:s/>0.0023679272774994936</text:p>
        <text:p text:style-name="P2">4 3 :dist_sqr (i&gt;j) = <text:s/>0.01037508342778539</text:p>
        <text:p text:style-name="P2">3 3 :dist_sqr (i=j) = <text:s/>0.0</text:p>
        <text:p text:style-name="P2">2 3 :dist_sqr (i&lt;j) = <text:s/>0.008061643946185748</text:p>
        <text:p text:style-name="P2">1 3 :dist_sqr (i&lt;j) = <text:s/>0.0</text:p>
        <text:p text:style-name="P2">10 4 :dist_sqr (i&gt;j) = <text:s/>0.0</text:p>
        <text:p text:style-name="P2">9 4 :dist_sqr (i&gt;j) = <text:s/>0.009002013160985638</text:p>
        <text:p text:style-name="P2">8 4 :dist_sqr (i&gt;j) = <text:s/>0.0023797464235121727</text:p>
        <text:p text:style-name="P2">7 4 :dist_sqr (i&gt;j) = <text:s/>0.001965666792581206</text:p>
        <text:p text:style-name="P2">6 4 :dist_sqr (i&gt;j) = <text:s/>0.0115445419665202</text:p>
        <text:p text:style-name="P2">5 4 :dist_sqr (i&gt;j) = <text:s/>0.0032830055674432264</text:p>
        <text:p text:style-name="P2">4 4 :dist_sqr (i=j) = <text:s/>0.0</text:p>
        <text:p text:style-name="P2"><text:soft-page-break/>3 4 :dist_sqr (i&lt;j) = <text:s/>0.01037508342778539</text:p>
        <text:p text:style-name="P2">2 4 :dist_sqr (i&lt;j) = <text:s/>0.010874835407320737</text:p>
        <text:p text:style-name="P2">1 4 :dist_sqr (i&lt;j) = <text:s/>0.0</text:p>
        <text:p text:style-name="P2">10 5 :dist_sqr (i&gt;j) = <text:s/>0.0</text:p>
        <text:p text:style-name="P2">9 5 :dist_sqr (i&gt;j) = <text:s/>0.0014463217293945515</text:p>
        <text:p text:style-name="P2">8 5 :dist_sqr (i&gt;j) = <text:s/>0.00016089137342793566</text:p>
        <text:p text:style-name="P2">7 5 :dist_sqr (i&gt;j) = <text:s/>0.0016699846394829336</text:p>
        <text:p text:style-name="P2">6 5 :dist_sqr (i&gt;j) = <text:s/>0.018190788101043232</text:p>
        <text:p text:style-name="P2">5 5 :dist_sqr (i=j) = <text:s/>0.0</text:p>
        <text:p text:style-name="P2">4 5 :dist_sqr (i&lt;j) = <text:s/>0.0032830055674432264</text:p>
        <text:p text:style-name="P2">3 5 :dist_sqr (i&lt;j) = <text:s/>0.0023679272774994936</text:p>
        <text:p text:style-name="P2">2 5 :dist_sqr (i&lt;j) = <text:s/>0.00936011829262014</text:p>
        <text:p text:style-name="P2">1 5 :dist_sqr (i&lt;j) = <text:s/>0.0</text:p>
        <text:p text:style-name="P2">10 6 :dist_sqr (i&gt;j) = <text:s/>0.0</text:p>
        <text:p text:style-name="P2">9 6 :dist_sqr (i&gt;j) = <text:s/>0.027647280949295954</text:p>
        <text:p text:style-name="P2">8 6 :dist_sqr (i&gt;j) = <text:s/>0.014956295629843509</text:p>
        <text:p text:style-name="P2">7 6 :dist_sqr (i&gt;j) = <text:s/>0.008837654083791745</text:p>
        <text:p text:style-name="P2">6 6 :dist_sqr (i=j) = <text:s/>0.0</text:p>
        <text:p text:style-name="P2">5 6 :dist_sqr (i&lt;j) = <text:s/>0.018190788101043232</text:p>
        <text:p text:style-name="P2">4 6 :dist_sqr (i&lt;j) = <text:s/>0.0115445419665202</text:p>
        <text:p text:style-name="P2">3 6 :dist_sqr (i&lt;j) = <text:s/>0.022358082007449306</text:p>
        <text:p text:style-name="P2">2 6 :dist_sqr (i&lt;j) = <text:s/>0.005133299609609639</text:p>
        <text:p text:style-name="P2">1 6 :dist_sqr (i&lt;j) = <text:s/>0.0</text:p>
        <text:p text:style-name="P2">10 7 :dist_sqr (i&gt;j) = <text:s/>0.0</text:p>
        <text:p text:style-name="P2">9 7 :dist_sqr (i&gt;j) = <text:s/>0.005531859141929498</text:p>
        <text:p text:style-name="P2">8 7 :dist_sqr (i&gt;j) = <text:s/>0.0008028736858263278</text:p>
        <text:p text:style-name="P2">7 7 :dist_sqr (i=j) = <text:s/>0.0</text:p>
        <text:p text:style-name="P2">6 7 :dist_sqr (i&lt;j) = <text:s/>0.008837654083791745</text:p>
        <text:p text:style-name="P2">5 7 :dist_sqr (i&lt;j) = <text:s/>0.0016699846394829336</text:p>
        <text:p text:style-name="P2">4 7 :dist_sqr (i&lt;j) = <text:s/>0.001965666792581206</text:p>
        <text:p text:style-name="P2">3 7 :dist_sqr (i&lt;j) = <text:s/>0.004559928706963465</text:p>
        <text:p text:style-name="P2">2 7 :dist_sqr (i&lt;j) = <text:s/>0.004214069382172633</text:p>
        <text:p text:style-name="P2">1 7 :dist_sqr (i&lt;j) = <text:s/>0.0</text:p>
        <text:p text:style-name="P2">10 8 :dist_sqr (i&gt;j) = <text:s/>0.0</text:p>
        <text:p text:style-name="P2">9 8 :dist_sqr (i&gt;j) = <text:s/>0.0024291707088065343</text:p>
        <text:p text:style-name="P2">8 8 :dist_sqr (i=j) = <text:s/>0.0</text:p>
        <text:p text:style-name="P2">7 8 :dist_sqr (i&lt;j) = <text:s/>0.0008028736858263278</text:p>
        <text:p text:style-name="P2">6 8 :dist_sqr (i&lt;j) = <text:s/>0.014956295629843509</text:p>
        <text:p text:style-name="P2">5 8 :dist_sqr (i&lt;j) = <text:s/>0.00016089137342793566</text:p>
        <text:p text:style-name="P2">4 8 :dist_sqr (i&lt;j) = <text:s/>0.0023797464235121727</text:p>
        <text:p text:style-name="P2">3 8 :dist_sqr (i&lt;j) = <text:s/>0.002847670605429854</text:p>
        <text:p text:style-name="P2">2 8 :dist_sqr (i&lt;j) = <text:s/>0.007583929969237208</text:p>
        <text:p text:style-name="P2">1 8 :dist_sqr (i&lt;j) = <text:s/>0.0</text:p>
        <text:p text:style-name="P2">10 9 :dist_sqr (i&gt;j) = <text:s/>0.0</text:p>
        <text:p text:style-name="P2">9 9 :dist_sqr (i=j) = <text:s/>0.0</text:p>
        <text:p text:style-name="P2">8 9 :dist_sqr (i&lt;j) = <text:s/>0.0024291707088065343</text:p>
        <text:p text:style-name="P2">7 9 :dist_sqr (i&lt;j) = <text:s/>0.005531859141929498</text:p>
        <text:p text:style-name="P2">6 9 :dist_sqr (i&lt;j) = <text:s/>0.027647280949295954</text:p>
        <text:p text:style-name="P2">5 9 :dist_sqr (i&lt;j) = <text:s/>0.0014463217293945515</text:p>
        <text:p text:style-name="P2">4 9 :dist_sqr (i&lt;j) = <text:s/>0.009002013160985638</text:p>
        <text:p text:style-name="P2">3 9 :dist_sqr (i&lt;j) = <text:s/>0.001127562943378148</text:p>
        <text:p text:style-name="P2">2 9 :dist_sqr (i&lt;j) = <text:s/>0.013388402550217183</text:p>
        <text:p text:style-name="P2">1 9 :dist_sqr (i&lt;j) = <text:s/>0.0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00:10:06.966793545</meta:creation-date>
    <meta:print-date>2023-06-08T00:14:36.892189374</meta:print-date>
    <dc:date>2023-06-08T00:22:44.926080297</dc:date>
    <meta:editing-duration>PT2M27S</meta:editing-duration>
    <meta:editing-cycles>1</meta:editing-cycles>
    <meta:document-statistic meta:table-count="0" meta:image-count="0" meta:object-count="0" meta:page-count="4" meta:paragraph-count="289" meta:word-count="1790" meta:character-count="15085" meta:non-whitespace-character-count="10852"/>
    <meta:generator>LibreOffice/7.0.4.2$Linux_X86_64 LibreOffice_project/00$Build-2</meta:generator>
  </office:meta>
</office:document-meta>
</file>